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helvetica.san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paragraph-properties fo:text-align="center" style:justify-single-word="false"/>
    </style:style>
    <style:style style:name="P8" style:family="paragraph" style:parent-style-name="Standard" style:list-style-name="L3">
      <style:text-properties fo:font-size="8pt" fo:font-style="italic" style:font-size-asian="8pt" style:font-style-asian="italic" style:font-size-complex="8pt" style:font-style-complex="italic"/>
    </style:style>
    <style:style style:name="P9" style:family="paragraph" style:parent-style-name="Standard" style:list-style-name="L5"/>
    <style:style style:name="P10" style:family="paragraph" style:parent-style-name="Standard" style:list-style-name="L7"/>
    <style:style style:name="P11" style:family="paragraph" style:parent-style-name="Standard" style:list-style-name="L3">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2"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3" style:family="paragraph" style:parent-style-name="Standard" style:list-style-name="L5">
      <style:paragraph-properties fo:background-color="#cccccc">
        <style:background-image/>
      </style:paragraph-properties>
    </style:style>
    <style:style style:name="P1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T1" style:family="text">
      <style:text-properties fo:color="#666666" style:font-name="Trebuchet MS" fo:font-size="9pt" style:font-size-asian="9pt" style:font-size-complex="9pt"/>
    </style:style>
    <style:style style:name="T2" style:family="text">
      <style:text-properties fo:color="#666666" style:font-name="Trebuchet MS" fo:font-size="9pt" fo:font-weight="bold" style:font-size-asian="9pt" style:font-weight-asian="bold" style:font-size-complex="9pt" style:font-weight-complex="bold"/>
    </style:style>
    <style:style style:name="T3" style:family="text">
      <style:text-properties fo:color="#666666" style:font-name="Trebuchet MS" fo:font-size="10pt" fo:font-weight="bold" style:font-size-asian="10pt" style:font-weight-asian="bold" style:font-size-complex="10pt" style:font-weight-complex="bold"/>
    </style:style>
    <style:style style:name="T4" style:family="text">
      <style:text-properties fo:color="#003300" style:font-name="Courier New"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808080"/>
    </style:style>
    <style:style style:name="T8" style:family="text">
      <style:text-properties fo:color="#808080" style:font-name="Courier New" fo:font-size="10pt" fo:font-weight="bold" style:font-size-asian="10pt" style:font-weight-asian="bold" style:font-size-complex="10pt" style:font-weight-complex="bold"/>
    </style:style>
    <style:style style:name="T9" style:family="text">
      <style:text-properties fo:color="#006633" style:font-name="Arial" fo:font-size="10pt" style:font-size-asian="10pt" style:font-size-complex="10pt"/>
    </style:style>
    <style:style style:name="T10" style:family="text">
      <style:text-properties fo:color="#006633"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979092357238565966" text:style-name="L1">
        <text:list-item>
          <text:p text:style-name="P4">un formulaire</text:p>
        </text:list-item>
        <text:list-item>
          <text:p text:style-name="P4">agissant sur une unique table de BDD (table "Abonnés", par exemple: 4 champs Prénom, Nom, Âge, et une clé primaire) . Une seule table dans la BDD.</text:p>
        </text:list-item>
        <text:list-item>
          <text:p text:style-name="P4">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3259006972313258269" text:style-name="L7">
        <text:list-item>
          <text:p text:style-name="P10">Tomcat,</text:p>
        </text:list-item>
        <text:list-item>
          <text:p text:style-name="P10">mariaDB, </text:p>
        </text:list-item>
        <text:list-item>
          <text:p text:style-name="P10">client HeidiSQL <text:s/><text:a xlink:type="simple" xlink:href="https://www.heidisql.com/" text:style-name="Internet_20_link" text:visited-style-name="Visited_20_Internet_20_Link">https://www.heidisql.com/</text:a> <text:s/>(client graphique SQL)</text:p>
        </text:list-item>
        <text:list-item>
          <text:p text:style-name="P10">accès "management" BDD avec le user "lauriane/lauriane"</text:p>
        </text:list-item>
        <text:list-item>
          <text:p text:style-name="P10">accès BDD par l'application Web Java Jee avec l'utilisateur:</text:p>
          <text:list>
            <text:list-item>
              <text:p text:style-name="P10">username: <text:s/>"appli-de-lauriane"</text:p>
            </text:list-item>
            <text:list-item>
              <text:p text:style-name="P10">mot de passe: <text:s/>"mdp@ppli-l@urian3"</text:p>
            </text:list-item>
          </text:list>
        </text:list-item>
      </text:list>
      <text:p text:style-name="Standard"/>
      <text:p text:style-name="Standard"/>
      <text:p text:style-name="Standard">Autres installations (hors VM) :</text:p>
      <text:p text:style-name="Standard"/>
      <text:list xml:id="list4765567675622450788" text:style-name="L2">
        <text:list-item>
          <text:p text:style-name="P5">eclipse sur mon pc/mac habituel ("hôte" de virt.).</text:p>
        </text:list-item>
        <text:list-item>
          <text:p text:style-name="P5">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4054099366534970772" text:style-name="L3">
        <text:list-item>
          <text:p text:style-name="P6">Nous allons créer une nouvelle VM Ubuntu. Pour pouvoir réaliser l'ensemble des opérations suivantes, la VM Ubuntu que tu vas créer:</text:p>
          <text:list>
            <text:list-item>
              <text:p text:style-name="P6"><text:span text:style-name="T6">doit</text:span> avoir accès à Internet. </text:p>
              <text:list>
                <text:list-item>
                  <text:list>
                    <text:list-item>
                      <text:list>
                        <text:list-item>
                          <text:list>
                            <text:list-item>
                              <text:list>
                                <text:list-item>
                                  <text:list>
                                    <text:list-item>
                                      <text:list>
                                        <text:list-item>
                                          <text:list>
                                            <text:list-header>
                                              <text:p text:style-name="P8">(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6">Un test simple: si dans ta VM Ubuntu, tu as accès à internet en ouvrant firefox, et que tu connait l'adresse IP de ta "box" FAI, alors tu as ce qu'il faut.</text:p>
            </text:list-item>
          </text:list>
        </text:list-item>
        <text:list-item>
          <text:p text:style-name="P6">Crées une nouvelle VM: tu y installeras donc Ubuntu. <text:s/>La carte réseau virtuelle de la VM doit être configurée :</text:p>
          <text:list>
            <text:list-item>
              <text:p text:style-name="P6">avec un <text:span text:style-name="T9">Mode d'accès réseau</text:span> de type "<text:span text:style-name="T9">Bridge Network</text:span>" ("<text:span text:style-name="T9">Accès par pont</text:span>"),</text:p>
            </text:list-item>
            <text:list-item>
              <text:p text:style-name="P6">et un <text:span text:style-name="T10">Mode Promiscuité</text:span> de type "<text:span text:style-name="T9">Allow all</text:span>" ("<text:span text:style-name="T9">Tout autoriser</text:span>"):</text:p>
            </text:list-item>
          </text:list>
        </text:list-item>
      </text:list>
      <text:p text:style-name="Standard"><draw:frame draw:style-name="fr2" draw:name="images1" text:anchor-type="paragraph" svg:x="1.386cm" svg:y="0.416cm" svg:width="15.535cm" svg:height="9.897cm" draw:z-index="1"><draw:image xlink:href="Pictures/10000000000002AB000001AE3E231FBD.png" xlink:type="simple" xlink:show="embed" xlink:actuate="onLoad"/></draw:frame></text:p>
      <text:list xml:id="list29602303" text:continue-numbering="true" text:style-name="L3">
        <text:list-header>
          <text:p text:style-name="P6"/>
        </text:list-header>
      </text:list>
      <text:p text:style-name="P3">Ci-dessus, on voit que j'ai configuré le mode d'accès réseau "Accès par pont", et le mode promiscuité "Tout autoriser" <text:s text:c="2"/>pour l'une des cartes réseau virtuelles, d'une VM Virtual Box que j'ai créée</text:p>
      <text:list xml:id="list29598795" text:continue-numbering="true" text:style-name="L3">
        <text:list-header>
          <text:p text:style-name="P7"/>
        </text:list-header>
        <text:list-item>
          <text:p text:style-name="P6">Tu devra installer une version bien précise d'Ubuntu, la version "<text:span text:style-name="T3">16.04 LTS</text:span>". Tu peux télécharger une image ISO d'installation de cette version à l'aide du lien suivant (copies-colle ce lien dans la barre d'adresse Firefox):</text:p>
          <text:p text:style-name="P6"><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6">Si avec le PC/MAC avec lequel tu travailles, tu es connectée à internet via wifi, alors, <text:soft-page-break/>pendant l'installation d'Ubuntu, à l'étape suivante de l'installation:</text:p>
          <text:p text:style-name="P6"><draw:frame draw:style-name="fr1" draw:name="images2" text:anchor-type="paragraph" svg:width="13.018cm" svg:height="11.802cm" draw:z-index="0"><draw:image xlink:href="Pictures/10000000000004020000034AC7B753E8.png" xlink:type="simple" xlink:show="embed" xlink:actuate="onLoad"/></draw:frame></text:p>
          <text:p text:style-name="P6">Tu devras cocher l'option "<text:span text:style-name="T1">Install third-party software for graphics and Wifi hardware </text:span>[...]": lorsque cette option est cochée, un pilote ("driver") de carte WIFI sera installé, ce qui permettra à ta VM de se connecter en Wifi. </text:p>
          <text:p text:style-name="P6">À une étape ultérieure de l'installation, tu devras créer un utilisateur linux. Tu choisiras pour cet utilisateur le nom "<text:span text:style-name="T3">lauriane-lx-usr</text:span>" et le mot de passe "<text:span text:style-name="T3">lemdp</text:span>".</text:p>
        </text:list-item>
        <text:list-item>
          <text:p text:style-name="P6">Effectue maintenant l'installation Ubuntu.</text:p>
        </text:list-item>
        <text:list-item>
          <text:p text:style-name="P6">Quand l'installation est terminée, si ton PC/MAC est connecté en WIFI à internet, il faut configurer la connexion Wifi de ta nouvelle VM. Pour t'aider dans cette configuration, reportes-toi à l' Annexe I. "Configuration WIFI de la VM".</text:p>
        </text:list-item>
        <text:list-item>
          <text:p text:style-name="P6">Lorsque l'installation Ubuntu est terminée, et que tu as accès à Internet dans ta VM, ouvres un terminal, <text:s/>et exécutes les commandes:</text:p>
          <text:list>
            <text:list-header>
              <text:p text:style-name="P11">sudo apt-get install -y git</text:p>
              <text:p text:style-name="P11">git clone https://github.com/Jean-Baptiste-Lasselle/lauriane</text:p>
            </text:list-header>
          </text:list>
        </text:list-item>
        <text:list-item>
          <text:p text:style-name="P6">puis les commandes:</text:p>
          <text:list>
            <text:list-header>
              <text:p text:style-name="P11">sudo chmod +x lauriane/monter-cible-deploiement.sh</text:p>
              <text:p text:style-name="P11">sudo lauriane/monter-cible-deploiement.sh</text:p>
            </text:list-header>
          </text:list>
        </text:list-item>
        <text:list-item>
          <text:p text:style-name="P6">À cette étape, tu as un serveur <text:s/>Tomcat est prêt à être utilisé. Tu peux maintenant déployer une application Web Java Jee exemple. Pour cela ouvres un seond terminal (ou une session SSH avec PUTTY), et exécute la commande:</text:p>
          <text:list>
            <text:list-header>
              <text:p text:style-name="P11">sudo lauriane/deployer-appli-web.sh</text:p>
            </text:list-header>
          </text:list>
        </text:list-item>
        <text:list-item>
          <text:p text:style-name="P6">pour déployer "un *<text:span text:style-name="T5">.</text:span>war quelconque": </text:p>
          <text:list>
            <text:list-header>
              <text:p text:style-name="P11">NOM_FICHER_WAR=./lauriane/nom-de-ton-fichier.war</text:p>
              <text:p text:style-name="P11">sudo lauriane/deployer-appli-web.sh $NOM_FICHER_WAR</text:p>
            </text:list-header>
          </text:list>
        </text:list-item>
      </text:list>
      <text:p text:style-name="P14"/>
      <text:p text:style-name="P14"/>
      <text:p text:style-name="P14"/>
      <text:p text:style-name="P14"/>
      <text:p text:style-name="P14"><text:soft-page-break/></text:p>
      <text:p text:style-name="P14"/>
      <text:p text:style-name="P14"/>
      <text:p text:style-name="P14"/>
      <text:p text:style-name="P14"/>
      <text:p text:style-name="P15"><text:span text:style-name="T5">ANNEXE I.</text:span> Configuration WIFI de la VM</text:p>
      <text:p text:style-name="P14"/>
      <text:list xml:id="list29607018" text:continue-numbering="true" text:style-name="L3">
        <text:list-item>
          <text:p text:style-name="P6"><text:s/>Pour ce faire, tu as besoin:</text:p>
          <text:list>
            <text:list-item>
              <text:p text:style-name="P6">Du nom de la connexion Wifi: tu dois le connaître, car pour connecter ton PC/MAC en Wifi, tu as du rechercher le "nom de la connexion Wifi". Exemple de nom de connexion Wifi: "<text:span text:style-name="T2">Livebox-3818</text:span>". <text:s/>Plus précisément, c'est l'identifiant du point d'accès Wifi que tu utilises.</text:p>
            </text:list-item>
            <text:list-item>
              <text:p text:style-name="P6">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6">Tu disposes donc de l'identifiant (le nom) du point d'accès Wifi, et du mot de passe. Pour configurer ton wifi:</text:p>
        </text:list-item>
      </text:list>
      <text:list xml:id="list2154724819650561398" text:style-name="L5">
        <text:list-item>
          <text:list>
            <text:list-item>
              <text:p text:style-name="P9">exécutes la commande:</text:p>
              <text:p text:style-name="P12">sudo gedit /etc/network/interfaces</text:p>
            </text:list-item>
            <text:list-item>
              <text:p text:style-name="P9">Regardes le contenu de ce fichier, tu devrais trouver un bloc qui ressemble à ceci (ici, j'ai mis "wlan0, mais ce pourrait être "wlan1", "wlan2", "wlan3" ...):</text:p>
              <text:p text:style-name="P12">auto wlan0</text:p>
              <text:p text:style-name="P12">iface wlan0 inet dhcp</text:p>
            </text:list-item>
            <text:list-item>
              <text:p text:style-name="P9">il y a peut-être deux lignes supplémentaires sous ce bloc (si elle n'y sont pas, ajoutes-les):</text:p>
              <text:p text:style-name="P12">auto wlan0</text:p>
              <text:p text:style-name="P12">iface wlan0 inet dhcp</text:p>
              <text:p text:style-name="P12">wpa-ssid <text:span text:style-name="T7">etquelquechoselà</text:span></text:p>
              <text:p text:style-name="P12">wpa-psk <text:span text:style-name="T7">etautrechoseici</text:span></text:p>
            </text:list-item>
            <text:list-item>
              <text:p text:style-name="P9">édites le fichier pour insérer l'identitifant (le nom) du point d'accès Wifi, et le mot de passe comme ci-dessous:</text:p>
              <text:p text:style-name="P12">auto wlan0</text:p>
              <text:p text:style-name="P12">iface wlan0 inet dhcp</text:p>
              <text:p text:style-name="P12">wpa-ssid <text:span text:style-name="T7">l-identifiant-du-point-d-acces-wifi</text:span></text:p>
              <text:p text:style-name="P13"><text:span text:style-name="T4">wpa-psk </text:span><text:span text:style-name="T8">et-le-mot-de-passe-ici</text:span></text:p>
            </text:list-item>
            <text:list-item>
              <text:p text:style-name="P9">Nota Bene: les accès WIFI libres existent encore à certains endroits, et dans ce cas, n'ajoutes pas la dernière ligne (précisant le mot de passe):</text:p>
              <text:p text:style-name="P12">auto wlan0</text:p>
              <text:p text:style-name="P12">iface wlan0 inet dhcp</text:p>
              <text:p text:style-name="P12">wpa-ssid <text:span text:style-name="T7">l-identifiant-du-point-d-acces-wifi</text:span></text:p>
            </text:list-item>
            <text:list-item>
              <text:p text:style-name="P9">Enregistres (Ctrl +S), quitte gedit (Ctrl + Q), puis exécutes dans un terminal:</text:p>
              <text:p text:style-name="P12">ip addr flush wlan0</text:p>
              <text:p text:style-name="P1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helvetica.san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38M30S</meta:editing-duration>
    <meta:editing-cycles>216</meta:editing-cycles>
    <meta:generator>OpenOffice/4.1.4$Win32 OpenOffice.org_project/414m5$Build-9788</meta:generator>
    <dc:date>2018-01-11T09:41:48.09</dc:date>
    <meta:print-date>2018-01-11T06:24:24.57</meta:print-date>
    <meta:document-statistic meta:table-count="0" meta:image-count="2" meta:object-count="0" meta:page-count="4" meta:paragraph-count="76" meta:word-count="905" meta:character-count="5676"/>
    <meta:user-defined meta:name="Info 1"/>
    <meta:user-defined meta:name="Info 2"/>
    <meta:user-defined meta:name="Info 3"/>
    <meta:user-defined meta:name="Info 4"/>
  </office:meta>
</office:document-meta>
</file>